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F" style:font-size-asian="12pt" style:font-name-complex="F" style:font-size-complex="12pt"/>
    </style:style>
    <style:style style:name="T1" style:family="text">
      <style:text-properties fo:font-variant="normal" fo:text-transform="none" fo:color="#006699" style:text-line-through-style="none" style:font-name="sans-serif" fo:font-size="9.44999980926514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6699" style:text-line-through-style="none" fo:font-size="9.44999980926514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6699" style:text-line-through-style="none" style:font-name="Times New Roman" fo:font-size="9.44999980926514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6699" style:text-line-through-style="none" style:font-name="Times New Roman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6699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333333" style:font-name="Times New Roman" fo:letter-spacing="normal"/>
    </style:style>
    <style:style style:name="T8" style:family="text">
      <style:text-properties fo:font-variant="normal" fo:text-transform="none" fo:color="#333333" style:font-name="Times New Roman" fo:font-size="12pt" fo:letter-spacing="normal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style:font-name-asian="F" style:font-size-asian="12pt" style:font-name-complex="F" style:font-size-complex="12pt"/>
    </style:style>
    <style:style style:name="T13" style:family="text">
      <style:text-properties style:font-name="Times New Roman" fo:font-size="11pt" style:font-name-asian="F" style:font-size-asian="11pt" style:font-name-complex="F" style:font-size-complex="11pt"/>
    </style:style>
    <style:style style:name="T14" style:family="text">
      <style:text-properties style:font-name="Times New Roman" style:font-name-asian="F" style:font-name-complex="F"/>
    </style:style>
    <style:style style:name="T15" style:family="text">
      <style:text-properties style:font-name="Times New Roman" fo:font-size="14.5pt" style:font-size-asian="14.5pt" style:font-size-complex="14.5pt"/>
    </style:style>
    <style:style style:name="T16" style:family="text">
      <style:text-properties fo:font-size="12pt" style:font-name-asian="F" style:font-size-asian="12pt" style:font-name-complex="F" style:font-size-complex="12pt"/>
    </style:style>
    <style:style style:name="T17" style:family="text">
      <style:text-properties style:font-name="F" fo:font-size="7.5pt" style:font-size-asian="7.5pt" style:font-size-complex="7.5pt"/>
    </style:style>
    <style:style style:name="T18" style:family="text">
      <style:text-properties style:font-name="F" fo:font-size="11pt" style:font-name-asian="F" style:font-size-asian="11pt" style:font-name-complex="F" style:font-size-complex="11pt"/>
    </style:style>
    <style:style style:name="T19" style:family="text">
      <style:text-properties style:font-name="F" fo:font-size="11pt" style:font-size-asian="11pt" style:font-size-complex="11pt"/>
    </style:style>
    <style:style style:name="T20" style:family="text">
      <style:text-properties fo:font-size="7.5pt" style:font-size-asian="7.5pt" style:font-size-complex="7.5pt"/>
    </style:style>
    <style:style style:name="T21" style:family="text">
      <style:text-properties fo:font-size="11pt" style:font-name-asian="F" style:font-size-asian="11pt" style:font-name-complex="F" style:font-size-complex="11pt"/>
    </style:style>
    <style:style style:name="T22" style:family="text">
      <style:text-properties fo:font-size="14.5pt" style:font-size-asian="14.5pt" style:font-size-complex="14.5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20.5pt" style:font-size-asian="20.5pt" style:font-size-complex="20.5pt"/>
    </style:style>
    <style:style style:name="T25" style:family="text">
      <style:text-properties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uardo Fernandez-Buglioni</text:p>
      <text:p text:style-name="P2">Security patterns in practice – Designing Secure Architectures Using Software <text:s/>Patterns </text:p>
      <text:p text:style-name="P2">Wiley 2013</text:p>
      <text:p text:style-name="P2"/>
      <text:p text:style-name="P2">Markus Schumacher, Eduardo Fernandez-Buglioni, Duane Hyberston, Franck Buschmann, Peter Sommerlad</text:p>
      <text:p text:style-name="P2">Security pattern – Integrating Security and Systems Enginneering</text:p>
      <text:p text:style-name="P2">Wiley 2006</text:p>
      <text:p text:style-name="P2"/>
      <text:p text:style-name="P2"/>
      <text:p text:style-name="P2">Rahma Bouaziz : Processus IDM poiur l'intégration des patrons de sécurité dans une application à base de composants</text:p>
      <text:p text:style-name="P2">Thèse Toulouse 2, 6 décembre <text:s/>2013</text:p>
      <text:p text:style-name="P2"/>
      <text:p text:style-name="Standard"><text:span text:style-name="T11">Aleem Khalid Alvi, Mohammad Zulkernine : A comparative Study of Software Security pattern Classification. </text:span><text:a xlink:type="simple" xlink:href="https://ieeexplore.ieee.org/xpl/conhome/6329167/proceeding" text:style-name="Internet_20_link" text:visited-style-name="Visited_20_Internet_20_Link"><text:span text:style-name="T5">2012 Seventh International Conference on Availability, Reliability and Security</text:span></text:a><text:span text:style-name="T11"> </text:span></text:p>
      <text:p text:style-name="P2"/>
      <text:p text:style-name="P3">Aleem <text:s/>Khalid Alvi, <text:s/>Mohammad Zulkernine . A Natural Classification Scheme for Software Security Patterns. <text:s/>2011 Ninth IEEE International Conference on Dependable, Autonomic and Secure Computing.</text:p>
      <text:p text:style-name="P3"/>
      <text:p text:style-name="P3">Stefanie Jasser, Matthias Riebisch. Reusing Security Solutions : A Repository for Architectural Decision Support. ECSAW ’16, November 28-December 02, 2016, Copenhagen, Denmark</text:p>
      <text:p text:style-name="P3"/>
      <text:p text:style-name="P1"><text:span text:style-name="T12">Jose Fran. Ruiz and Carsten Rudolph, Antonio Maña, Marcos Arjona. A Security Engineering Process for Systems of Systems using Security Patterns . </text:span><text:span text:style-name="Strong_20_Emphasis"><text:span text:style-name="T8"> </text:span></text:span><text:a xlink:type="simple" xlink:href="https://ieeexplore.ieee.org/xpl/conhome/6813884/proceeding" text:style-name="Internet_20_link" text:visited-style-name="Visited_20_Internet_20_Link"><text:span text:style-name="T5">2014 IEEE International Systems Conference Proceedings</text:span></text:a><text:span text:style-name="T12">, Ottawa, Canada, 2014</text:span></text:p>
      <text:p text:style-name="P1"><text:span text:style-name="T12"/></text:p>
      <text:p text:style-name="P3">Mark Moriconi, Xiaolei Qian, R. A. Riemenschneider, Li Gong. Secure Software Architectures. <text:s/>1997 IEEE Symposium on Security and Privacy, May 4–7, 1997, Oakland, CA.</text:p>
      <text:p text:style-name="P3"/>
      <text:p text:style-name="P3">Nobukazu YOSHIOKA1 , Hironori WASHIZAKI2 , and Katsuhisa MARUYAMA. A survey on security patterns. Progress in Informatics, No. 5, pp.35–47, (2008) ; Special issue: The future of software engineering for security and priv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belle Borne</meta:initial-creator>
    <meta:creation-date>2020-01-30T23:42:40</meta:creation-date>
    <meta:document-statistic meta:table-count="0" meta:image-count="0" meta:object-count="0" meta:page-count="1" meta:paragraph-count="14" meta:word-count="217" meta:character-count="1611"/>
    <dc:date>2020-01-31T00:05:40</dc:date>
    <dc:creator>Isabelle Borne</dc:creator>
    <meta:editing-duration>PT7M40S</meta:editing-duration>
    <meta:editing-cycles>1</meta:editing-cycles>
    <meta:generator>OpenOffice/4.1.7$Unix OpenOffice.org_project/417m1$Build-9800</meta:generator>
  </office:meta>
</office:document-meta>
</file>